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d759" officeooo:paragraph-rsid="000dd75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35cdf0" officeooo:paragraph-rsid="0035cdf0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02ebd7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3794d5" officeooo:paragraph-rsid="003794d5"/>
    </style:style>
    <style:style style:name="P5" style:family="paragraph" style:parent-style-name="Standard" style:list-style-name="L1">
      <style:paragraph-properties fo:text-align="justify" style:justify-single-word="false"/>
      <style:text-properties fo:font-weight="normal" officeooo:rsid="003794d5" officeooo:paragraph-rsid="003794d5" style:font-weight-asian="normal" style:font-weight-complex="normal"/>
    </style:style>
    <style:style style:name="P6" style:family="paragraph" style:parent-style-name="Standard" style:list-style-name="L2">
      <style:paragraph-properties fo:text-align="justify" style:justify-single-word="false" style:writing-mode="lr-tb"/>
      <style:text-properties fo:font-weight="normal" officeooo:rsid="0038dd52" officeooo:paragraph-rsid="0038dd52" style:font-weight-asian="normal" style:font-weight-complex="normal"/>
    </style:style>
    <style:style style:name="P7" style:family="paragraph" style:parent-style-name="Standard" style:list-style-name="L2">
      <style:paragraph-properties fo:text-align="justify" style:justify-single-word="false" style:writing-mode="lr-tb"/>
      <style:text-properties officeooo:paragraph-rsid="0038dd52"/>
    </style:style>
    <style:style style:name="P8" style:family="paragraph" style:parent-style-name="Standard" style:list-style-name="L3">
      <style:paragraph-properties fo:text-align="justify" style:justify-single-word="false" style:writing-mode="lr-tb"/>
      <style:text-properties officeooo:paragraph-rsid="003d1b2d"/>
    </style:style>
    <style:style style:name="P9" style:family="paragraph" style:parent-style-name="Standard" style:list-style-name="L2">
      <style:paragraph-properties fo:text-align="justify" style:justify-single-word="false" style:writing-mode="lr-tb"/>
      <style:text-properties fo:font-style="normal" fo:font-weight="normal" officeooo:rsid="00397af3" officeooo:paragraph-rsid="0038dd52" style:font-style-asian="normal" style:font-weight-asian="normal" style:font-style-complex="normal" style:font-weight-complex="normal"/>
    </style:style>
    <style:style style:name="P10" style:family="paragraph" style:parent-style-name="Standard" style:list-style-name="L3">
      <style:paragraph-properties fo:text-align="justify" style:justify-single-word="false" style:writing-mode="lr-tb"/>
      <style:text-properties fo:font-style="normal" fo:font-weight="normal" officeooo:rsid="003c68ce" officeooo:paragraph-rsid="003d1b2d" style:font-style-asian="normal" style:font-weight-asian="normal" style:font-style-complex="normal" style:font-weight-complex="normal"/>
    </style:style>
    <style:style style:name="P11" style:family="paragraph" style:parent-style-name="Standard" style:list-style-name="L3">
      <style:paragraph-properties fo:text-align="justify" style:justify-single-word="false" style:writing-mode="lr-tb"/>
      <style:text-properties fo:font-style="normal" officeooo:rsid="003d1b2d" officeooo:paragraph-rsid="003d1b2d" style:font-style-asian="normal" style:font-style-complex="normal"/>
    </style:style>
    <style:style style:name="P12" style:family="paragraph" style:parent-style-name="Standard" style:list-style-name="L4">
      <style:paragraph-properties fo:text-align="justify" style:justify-single-word="false" style:writing-mode="lr-tb"/>
      <style:text-properties fo:font-style="normal" officeooo:rsid="0049cb02" officeooo:paragraph-rsid="0049cb02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8dd5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8dd52" style:font-weight-asian="normal" style:font-weight-complex="normal"/>
    </style:style>
    <style:style style:name="T5" style:family="text">
      <style:text-properties fo:font-weight="normal" officeooo:rsid="00397af3" style:font-weight-asian="normal" style:font-weight-complex="normal"/>
    </style:style>
    <style:style style:name="T6" style:family="text">
      <style:text-properties fo:font-weight="normal" officeooo:rsid="003c68ce" style:font-weight-asian="normal" style:font-weight-complex="normal"/>
    </style:style>
    <style:style style:name="T7" style:family="text">
      <style:text-properties fo:font-weight="normal" officeooo:rsid="003ddeb5" style:font-weight-asian="normal" style:font-weight-complex="normal"/>
    </style:style>
    <style:style style:name="T8" style:family="text">
      <style:text-properties fo:font-weight="normal" officeooo:rsid="0049cb02" style:font-weight-asian="normal" style:font-weight-complex="normal"/>
    </style:style>
    <style:style style:name="T9" style:family="text">
      <style:text-properties fo:font-weight="normal" officeooo:rsid="003d1b2d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8dd52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3c68ce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3d1b2d" style:font-style-asian="italic" style:font-weight-asian="normal" style:font-style-complex="italic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fo:font-weight="normal" officeooo:rsid="0038dd52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97af3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a306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c68ce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bold" officeooo:rsid="003c68ce" style:font-style-asian="normal" style:font-weight-asian="bold" style:font-style-complex="normal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35cdf0"/>
    </style:style>
    <style:style style:name="T22" style:family="text">
      <style:text-properties officeooo:rsid="0049cb02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loext:num-list-format="%2%." style:num-suffix="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: <text:span text:style-name="T21">2</text:span></text:p>
      <text:p text:style-name="P2">Resolución de problemas de networking</text:p>
      <text:p text:style-name="P2"/>
      <text:p text:style-name="P3"/>
      <text:list xml:id="list28416775" text:style-name="L1">
        <text:list-item>
          <text:p text:style-name="P4"><text:span text:style-name="T22">A</text:span>bre el archivo <text:span text:style-name="T1">Lab-2.pkt</text:span><text:span text:style-name="T3"> </text:span><text:span text:style-name="T8">y resuelve los siguientes incisos:</text:span></text:p>
          <text:p text:style-name="P5"/>
        </text:list-item>
      </text:list>
      <text:list xml:id="list1224710171" text:style-name="L2">
        <text:list-item>
          <text:list>
            <text:list-item>
              <text:p text:style-name="P7"><text:span text:style-name="T4">Revisar las configuraciones de los Routers </text:span><text:span text:style-name="T2">R1, R2 </text:span><text:span text:style-name="T4">y </text:span><text:span text:style-name="T2">R3</text:span><text:span text:style-name="T4"> (Puedes utilizar comando como </text:span><text:span text:style-name="T11">show running-config</text:span><text:span text:style-name="T4"> y/o </text:span><text:span text:style-name="T11">show ip interface brief</text:span><text:span text:style-name="T4">) y analizar lo que esta pasando en cada una de ellas. Realizar las configuraciones que sean necesarias para resolver cualquier problema encontrada.</text:span></text:p>
              <text:p text:style-name="P6"/>
            </text:list-item>
            <text:list-item>
              <text:p text:style-name="P7"><text:span text:style-name="T4">Hacer uso del coman</text:span><text:span text:style-name="T5">do</text:span><text:span text:style-name="T4"> </text:span><text:span text:style-name="T11">ping (</text:span><text:span text:style-name="T15">y </text:span><text:span text:style-name="T11">tracert)</text:span><text:span text:style-name="T15"> para identificar problema de conectividad en la red. </text:span><text:span text:style-name="T16">Asegurar que todos los dispositivos en la red se puedan comunicar el uno con el otro </text:span><text:span text:style-name="T17">(todos los dispositivo deben de ser alcanzables desde otros)</text:span><text:span text:style-name="T16">.</text:span></text:p>
              <text:p text:style-name="P9"/>
            </text:list-item>
          </text:list>
        </text:list-item>
      </text:list>
      <text:list xml:id="list1594206670" text:style-name="L3">
        <text:list-item>
          <text:list>
            <text:list-item>
              <text:p text:style-name="P8"><text:span text:style-name="T16">R</text:span><text:span text:style-name="T18">evisar las configuraciones de los PC; </text:span><text:span text:style-name="T19">PC-1, PC-2 </text:span><text:span text:style-name="T18">y</text:span><text:span text:style-name="T19"> PC-3</text:span><text:span text:style-name="T18">, corrige cualquier error si es que las hay. Pueden utilizar el comando </text:span><text:span text:style-name="T12">ipconfig </text:span><text:span text:style-name="T18">o </text:span><text:span text:style-name="T12">ipconfig /all</text:span><text:span text:style-name="T18">.</text:span></text:p>
              <text:p text:style-name="P10"/>
            </text:list-item>
            <text:list-item>
              <text:p text:style-name="P11"><text:span text:style-name="T6">U</text:span><text:span text:style-name="T3">tilizar el comando </text:span><text:span text:style-name="T10">show ip route</text:span><text:span text:style-name="T3"> para analizar la tabl</text:span><text:span text:style-name="T7">a</text:span><text:span text:style-name="T3"> de enrutamiento de los Router e identifique el tipo de enrutamiento que se emplea en cada Router. </text:span><text:span text:style-name="T7">V</text:span><text:span text:style-name="T3">erifi</text:span><text:span text:style-name="T7">que el </text:span><text:span text:style-name="T3">tipo de protocolo de enrutamiento (</text:span><text:span text:style-name="T10">show ip protocols </text:span><text:span text:style-name="T3">) </text:span><text:span text:style-name="T7">e identifica si los Routers están enrutando adecuadamente. Realizar las configuraciones que sean necesarias para agregar o quitar rutas de la tabla de enrutamiento.</text:span></text:p>
              <text:p text:style-name="P11"><text:span text:style-name="T7"/></text:p>
            </text:list-item>
          </text:list>
        </text:list-item>
      </text:list>
      <text:list xml:id="list1864226748" text:style-name="L4">
        <text:list-item>
          <text:p text:style-name="P12"><text:span text:style-name="T7">A</text:span><text:span text:style-name="T3">naliza las salidas de los comandos </text:span><text:span text:style-name="T10">ping</text:span><text:span text:style-name="T3"> y </text:span><text:span text:style-name="T10">tracert</text:span><text:span text:style-name="T3"> así como los de los comandos </text:span><text:span text:style-name="T11">show running-config </text:span><text:span text:style-name="T10">y </text:span><text:span text:style-name="T13">show ip route</text:span><text:span text:style-name="T9"> </text:span><text:span text:style-name="T3">para tener una mejor comprensión del problema y poder darle una solución adecuada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NI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9:48:41.559241189</meta:creation-date>
    <dc:date>2025-05-27T22:07:06.484212462</dc:date>
    <meta:editing-duration>PT4H14M6S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1" meta:paragraph-count="8" meta:word-count="227" meta:character-count="1372" meta:non-whitespace-character-count="1159"/>
  </office:meta>
</office:document-meta>
</file>